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6a1" officeooo:paragraph-rsid="0018b6a1"/>
    </style:style>
    <style:style style:name="P2" style:family="paragraph" style:parent-style-name="Standard">
      <style:text-properties style:font-name="sans-serif" fo:font-size="15pt" officeooo:rsid="0018b6a1" officeooo:paragraph-rsid="0018b6a1"/>
    </style:style>
    <style:style style:name="P3" style:family="paragraph" style:parent-style-name="Standard">
      <style:text-properties style:font-name="sans-serif" fo:font-size="15pt" officeooo:rsid="0018b6a1" officeooo:paragraph-rsid="0018b6a1"/>
    </style:style>
    <style:style style:name="P4" style:family="paragraph" style:parent-style-name="Standard">
      <style:text-properties style:font-name="sans-serif" fo:font-size="15pt" officeooo:rsid="0018b6a1" officeooo:paragraph-rsid="001b3cb2"/>
    </style:style>
    <style:style style:name="P5" style:family="paragraph" style:parent-style-name="Standard">
      <style:text-properties style:font-name="sans-serif" fo:font-size="15pt" officeooo:rsid="0018b6a1" officeooo:paragraph-rsid="0020ce8a"/>
    </style:style>
    <style:style style:name="P6" style:family="paragraph" style:parent-style-name="Standard">
      <style:text-properties style:font-name="sans-serif" fo:font-size="15pt" officeooo:rsid="0018e8af" officeooo:paragraph-rsid="0018e8af"/>
    </style:style>
    <style:style style:name="P7" style:family="paragraph" style:parent-style-name="Standard">
      <style:text-properties style:font-name="sans-serif" fo:font-size="15pt" officeooo:rsid="0018e8af" officeooo:paragraph-rsid="0020ce8a"/>
    </style:style>
    <style:style style:name="P8" style:family="paragraph" style:parent-style-name="Standard">
      <style:text-properties style:font-name="sans-serif" fo:font-size="15pt" officeooo:rsid="001b3cb2" officeooo:paragraph-rsid="001b3cb2"/>
    </style:style>
    <style:style style:name="P9" style:family="paragraph" style:parent-style-name="Standard">
      <style:text-properties style:font-name="sans-serif" fo:font-size="15pt" officeooo:rsid="001ccdac" officeooo:paragraph-rsid="0018b6a1"/>
    </style:style>
    <style:style style:name="P10" style:family="paragraph" style:parent-style-name="Standard">
      <style:text-properties style:font-name="sans-serif" fo:font-size="15pt" officeooo:rsid="001ccdac" officeooo:paragraph-rsid="001f8ff8"/>
    </style:style>
    <style:style style:name="P11" style:family="paragraph" style:parent-style-name="Standard">
      <style:text-properties style:font-name="sans-serif" fo:font-size="15pt" officeooo:rsid="001f8ff8" officeooo:paragraph-rsid="001f8ff8"/>
    </style:style>
    <style:style style:name="P12" style:family="paragraph" style:parent-style-name="Standard">
      <style:text-properties style:font-name="sans-serif" fo:font-size="15pt" officeooo:rsid="001f8ff8" officeooo:paragraph-rsid="0020275c"/>
    </style:style>
    <style:style style:name="P13" style:family="paragraph" style:parent-style-name="Standard">
      <style:text-properties style:font-name="sans-serif" fo:font-size="15pt" fo:font-weight="bold" officeooo:rsid="0018b6a1" officeooo:paragraph-rsid="001b3cb2" style:font-weight-asian="bold" style:font-weight-complex="bold"/>
    </style:style>
    <style:style style:name="P14" style:family="paragraph" style:parent-style-name="Standard">
      <style:text-properties style:font-name="sans-serif" fo:font-size="15pt" fo:font-weight="bold" officeooo:rsid="0018b6a1" officeooo:paragraph-rsid="0018b6a1" style:font-weight-asian="bold" style:font-weight-complex="bold"/>
    </style:style>
    <style:style style:name="P15" style:family="paragraph" style:parent-style-name="Standard">
      <style:text-properties style:font-name="sans-serif" fo:font-size="15pt" fo:font-weight="bold" officeooo:rsid="001b3cb2" officeooo:paragraph-rsid="001b3cb2" style:font-weight-asian="bold" style:font-weight-complex="bold"/>
    </style:style>
    <style:style style:name="P16" style:family="paragraph" style:parent-style-name="Standard">
      <style:text-properties style:font-name="sans-serif" fo:font-size="15pt" fo:font-weight="bold" officeooo:rsid="001b3cb2" officeooo:paragraph-rsid="001baa42" style:font-weight-asian="bold" style:font-weight-complex="bold"/>
    </style:style>
    <style:style style:name="P17" style:family="paragraph" style:parent-style-name="Standard">
      <style:text-properties style:font-name="sans-serif" fo:font-size="15pt" officeooo:rsid="0020275c" officeooo:paragraph-rsid="0020275c"/>
    </style:style>
    <style:style style:name="P18" style:family="paragraph" style:parent-style-name="Standard">
      <style:text-properties style:font-name="sans-serif" fo:font-size="15pt" fo:font-weight="normal" officeooo:rsid="0018b6a1" officeooo:paragraph-rsid="0020ce8a" style:font-weight-asian="normal" style:font-weight-complex="normal"/>
    </style:style>
    <style:style style:name="P19" style:family="paragraph" style:parent-style-name="Standard">
      <style:text-properties style:font-name="sans-serif" fo:font-size="15pt" fo:font-weight="normal" officeooo:rsid="0020275c" officeooo:paragraph-rsid="0020275c" style:font-weight-asian="normal" style:font-weight-complex="normal"/>
    </style:style>
    <style:style style:name="P20" style:family="paragraph" style:parent-style-name="Standard">
      <style:text-properties style:font-name="sans-serif" fo:font-size="15pt" fo:font-weight="normal" officeooo:rsid="0020ba8b" officeooo:paragraph-rsid="0020ba8b" style:font-weight-asian="normal" style:font-weight-complex="normal"/>
    </style:style>
    <style:style style:name="P21" style:family="paragraph" style:parent-style-name="Standard">
      <style:text-properties style:font-name="sans-serif" fo:font-size="15pt" fo:font-weight="normal" officeooo:rsid="001ccdac" officeooo:paragraph-rsid="0020ce8a" style:font-weight-asian="normal" style:font-weight-complex="normal"/>
    </style:style>
    <style:style style:name="P22" style:family="paragraph" style:parent-style-name="Standard">
      <style:text-properties style:font-name="sans-serif" fo:font-size="15pt" fo:font-weight="normal" officeooo:rsid="0018e8af" officeooo:paragraph-rsid="0020ce8a" style:font-weight-asian="normal" style:font-weight-complex="normal"/>
    </style:style>
    <style:style style:name="P23" style:family="paragraph" style:parent-style-name="Standard">
      <style:text-properties style:font-name="sans-serif" fo:font-size="15pt" officeooo:rsid="0020ba8b" officeooo:paragraph-rsid="0020ba8b"/>
    </style:style>
    <style:style style:name="P24" style:family="paragraph" style:parent-style-name="Standard">
      <style:text-properties style:font-name="sans-serif" fo:font-size="15pt" officeooo:rsid="00216631" officeooo:paragraph-rsid="00216631"/>
    </style:style>
    <style:style style:name="P25" style:family="paragraph" style:parent-style-name="Standard">
      <style:text-properties officeooo:paragraph-rsid="0020ce8a"/>
    </style:style>
    <style:style style:name="P26" style:family="paragraph" style:parent-style-name="Standard">
      <style:paragraph-properties fo:break-before="page"/>
      <style:text-properties style:font-name="sans-serif" fo:font-size="15pt" fo:font-weight="bold" officeooo:rsid="0020ce8a" officeooo:paragraph-rsid="0020ce8a" style:font-weight-asian="bold" style:font-weight-complex="bold"/>
    </style:style>
    <style:style style:name="T1" style:family="text">
      <style:text-properties style:font-name="sans-serif" fo:font-size="15pt" officeooo:rsid="0020ce8a"/>
    </style:style>
    <style:style style:name="T2" style:family="text">
      <style:text-properties officeooo:rsid="001dca5e"/>
    </style:style>
    <style:style style:name="T3" style:family="text">
      <style:text-properties officeooo:rsid="0020275c"/>
    </style:style>
    <style:style style:name="T4" style:family="text">
      <style:text-properties officeooo:rsid="0020ba8b"/>
    </style:style>
    <style:style style:name="T5" style:family="text">
      <style:text-properties officeooo:rsid="0020ce8a"/>
    </style:style>
    <style:style style:name="T6" style:family="text">
      <style:text-properties officeooo:rsid="002166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rganización 1</text:p>
      <text:p text:style-name="P1"/>
      <text:p text:style-name="P14">Seleccione una organización en la que tenga acceso a los datos históricos aproximados.</text:p>
      <text:p text:style-name="P2"/>
      <text:p text:style-name="P25"><text:span text:style-name="T1">La actividad de la organización eran las apuestas on-line internacionales (non-sancta).</text:span></text:p>
      <text:p text:style-name="P2"/>
      <text:p text:style-name="P9"/>
      <text:p text:style-name="P2"/>
      <text:p text:style-name="P14">Investigue si tenía motores de bases de datos relacionales y desde que época.</text:p>
      <text:p text:style-name="P24">El contacto que implementó un sistema de base de datos me contó que en el tiempo que empezó a trabajar contaban con un excel para llevar las apuestas. Esto generaba conflictos en el mismo archivo.</text:p>
      <text:p text:style-name="P2"/>
      <text:p text:style-name="P14">Investigue si tiene motores de bases de datos NoSQL o Orientadas a Big Data en la actualidad.</text:p>
      <text:p text:style-name="P2">No se implementan análisis de big data <text:span text:style-name="T6">por el momento</text:span>.</text:p>
      <text:p text:style-name="P2"/>
      <text:p text:style-name="P14">Investigue el tamaño total de discos del servidor desde el inicio del motor relacional hasta la actualidad.</text:p>
      <text:p text:style-name="P2"/>
      <text:p text:style-name="P2"/>
      <text:p text:style-name="P14">Ejercicio Conceptual 1.2:</text:p>
      <text:p text:style-name="P14">Investigue en la organización elegida en el ejercicio conceptual 1.1 el tamaño del área de sistemas a lo largo del tiempo.</text:p>
      <text:p text:style-name="P6"/>
      <text:p text:style-name="P2"/>
      <text:p text:style-name="P2"/>
      <text:p text:style-name="P14">Ejercicio Conceptual 1.3:Investigue en la organización elegida en el ejercicio conceptual 1.1 la cantidad de clientes de las aplicaciones.</text:p>
      <text:p text:style-name="P2"/>
      <text:p text:style-name="P6">Aproximadamente 2000 y 3000 clientes <text:span text:style-name="T6">dedependiendo del </text:span></text:p>
      <text:p text:style-name="P13"/>
      <text:p text:style-name="P13"/>
      <text:p text:style-name="P13"/>
      <text:p text:style-name="P13">----------------------------</text:p>
      <text:p text:style-name="P18"><text:soft-page-break/>Sitio de apuestas on-line, este vende fichas. Él tiene una cuenta que compra afuera las revende un poco más caro y tiene un pull de gente que le compra fichas. Necesitaba llevar la cuenta de cada uno de los clientes.</text:p>
      <text:p text:style-name="P18">Corredor de apuestas.</text:p>
      <text:p text:style-name="P18"/>
      <text:p text:style-name="P21">Organización: Sitio de apuestas (non sancta)</text:p>
      <text:p text:style-name="P21">Descripción: Se compran fichas en el exterior y se ofrecen al mercado interno <text:span text:style-name="T2">con un</text:span></text:p>
      <text:p text:style-name="P21"/>
      <text:p text:style-name="P21"/>
      <text:p text:style-name="P5">Solamente tenía implementado un excel. Tenía compartido el excel con otros vendedores. Se producía un problema de apostar 100 dólares y los dejaba debiendo por lo cual se producían problemas en las entradas anecdota de rodilla.</text:p>
      <text:p text:style-name="P18"/>
      <text:p text:style-name="P18"/>
      <text:p text:style-name="P7">El excel al principio estaba compartido por 10 personas y pesaba 10 MB y la base que se implementó 100 MB en dos años de operación.</text:p>
      <text:p text:style-name="P22">1100 transacciónes según el último registro. En 2 meses de trabajo logró recaudar u$s250000.- El tamaño de disco</text:p>
      <text:p text:style-name="P26">Organización 2</text:p>
      <text:p text:style-name="P13">Ejercicio Conceptual 1.1:</text:p>
      <text:p text:style-name="P13">Seleccione una organización en la que tenga acceso a los datos históricos aproximados.</text:p>
      <text:p text:style-name="P11">Proyecto de organización Minera La <text:span text:style-name="T3">A</text:span>lumbrera.</text:p>
      <text:p text:style-name="P11"/>
      <text:p text:style-name="P17">De este caso no se tuvo acceso a la información histórica de la organización sino a un proyecto interesante implementando en las excavadoras.</text:p>
      <text:p text:style-name="P4"/>
      <text:p text:style-name="P10">Minera lumbrera. Tomar variables de perforadoras. Lo metió a los datos en la base de datos de la perforadora. Cuando tenía wifi subía los datos y podía tener la información sobre cómo tenía la excavación. Un monitor en la perforadora indicaba si estaba nivelada y luego mostraba la información de los sensores.</text:p>
      <text:p text:style-name="P11"/>
      <text:p text:style-name="P4"/>
      <text:p text:style-name="P13">Investigue si tenía motores de bases de datos relacionales y desde que época.</text:p>
      <text:p text:style-name="P19">El proyecto se tenía se llevó a cabo entre el año 2005 y 2006. En la organización contaban con bases de datos pero una mejora en las excavadoras hizo necesario relevar información de las mismas y transmitirla a una base de datos remota.</text:p>
      <text:p text:style-name="P19"/>
      <text:p text:style-name="P12"><text:span text:style-name="T3">La organización ya contaba con base de datos relacionales pero no tuve acceso a dicha información.</text:span></text:p>
      <text:p text:style-name="P4"/>
      <text:p text:style-name="P13">Investigue si tiene motores de bases de datos NoSQL o Orientadas a Big Data en la actualidad.</text:p>
      <text:p text:style-name="P17">En ese momento no tenían nada parecido pero una perspectiva que apareció, según me informa mi fuente, es que la cantidad de datos permitían analizar la performance de la excavadora. Una aplicación que mi fuente propuso fue contar con información para realizar mantenimiento predictivo sobre el funcionamiento de dichas <text:span text:style-name="T4">excavadoras.</text:span></text:p>
      <text:p text:style-name="P4"/>
      <text:p text:style-name="P13">Investigue el tamaño total de discos del servidor desde el inicio del motor relacional hasta la actualidad.</text:p>
      <text:p text:style-name="P23">Lamentablemente no cuento con esa información.</text:p>
      <text:p text:style-name="P23"/>
      <text:p text:style-name="P23"><text:soft-page-break/>Lo que sí se puede aportar sobre el tamaño de la base de datos implementada es que era muy pequeña porque se implementó con los pocos recursos computacionales que se encontraban en la excavadora. Luego cuando lograba tener acceso a la red wifi reportaba dichos datos a otro servidor y vacíaba la base de datos implementada en la excavadora.</text:p>
      <text:p text:style-name="P23"/>
      <text:p text:style-name="P23">El tamaño de esta base de datos era aproximadamente de 10 Mbytes y, según mi fuente, ella utilizaba muy poca memoria.</text:p>
      <text:p text:style-name="P8"/>
      <text:p text:style-name="P15">Ejercicio Conceptual 1.2:</text:p>
      <text:p text:style-name="P15">Investigue en la organización elegida en el ejercicio conceptual 1.1 el tamaño del área de sistemas a lo largo del tiempo.</text:p>
      <text:p text:style-name="P23">Lamentablemente no cuento con la información.</text:p>
      <text:p text:style-name="P8"/>
      <text:p text:style-name="P16">Ejercicio Conceptual 1.3:</text:p>
      <text:p text:style-name="P16">Investigue en la organización elegida en el ejercicio conceptual 1.1 la cantidad de clientes de las aplicaciones</text:p>
      <text:p text:style-name="P20">En esta aplicación el servidor que recibía la información de las excavadoras contaba con aproximadamente <text:span text:style-name="T5">(FALTA LA INFORMACIÓ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3T19:29:02.794244029</meta:creation-date>
    <dc:date>2020-08-24T19:30:54.374347006</dc:date>
    <meta:editing-duration>PT2H47M18S</meta:editing-duration>
    <meta:editing-cycles>2</meta:editing-cycles>
    <meta:generator>LibreOffice/6.4.4.2$Linux_X86_64 LibreOffice_project/40$Build-2</meta:generator>
    <meta:document-statistic meta:table-count="0" meta:image-count="0" meta:object-count="0" meta:page-count="4" meta:paragraph-count="41" meta:word-count="722" meta:character-count="4439" meta:non-whitespace-character-count="3757"/>
  </office:meta>
</office:document-meta>
</file>